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19.988cm"/>
    </style:style>
    <style:style style:name="co5" style:family="table-column">
      <style:table-column-properties fo:break-before="auto" style:column-width="18.491cm"/>
    </style:style>
    <style:style style:name="co6" style:family="table-column">
      <style:table-column-properties fo:break-before="auto" style:column-width="13.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rchivo: carga.cp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Comentar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aArchiv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ector&lt;string&gt;</text:p>
          </table:table-cell>
          <table:table-cell office:value-type="string" calcext:value-type="string">
            <text:p>Carga los nombres de los archivos de la carpeta datos en un ve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ListLocales</text:p>
          </table:table-cell>
          <table:table-cell office:value-type="string" calcext:value-type="string">
            <text:p>vector&lt;string&gt; arch</text:p>
          </table:table-cell>
          <table:table-cell office:value-type="string" calcext:value-type="string">
            <text:p>Nodo*</text:p>
          </table:table-cell>
          <table:table-cell office:value-type="string" calcext:value-type="string">
            <text:p>Lee los datos de los archivos del vector y crea los loc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rLinea</text:p>
          </table:table-cell>
          <table:table-cell office:value-type="string" calcext:value-type="string">
            <text:p>string tex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Cuenta los '-' y valida si hay 2 seguidos</text:p>
          </table:table-cell>
          <table:table-cell office:value-type="string" calcext:value-type="string">
            <text:p>Sirve para saber si un linea esta mal escrita. En caso de que si, informa la linea erronea y el nombre de su archi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tar</text:p>
          </table:table-cell>
          <table:table-cell office:value-type="string" calcext:value-type="string">
            <text:p>string str</text:p>
          </table:table-cell>
          <table:table-cell office:value-type="string" calcext:value-type="string">
            <text:p>vector&lt;string&gt;</text:p>
          </table:table-cell>
          <table:table-cell office:value-type="string" calcext:value-type="string">
            <text:p>Corta el string cada vez que se encuentra un “-” y guarda ese fragmento en otro string</text:p>
          </table:table-cell>
          <table:table-cell office:value-type="string" calcext:value-type="string">
            <text:p>Se usa para separar las variables de cada lin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mplazo</text:p>
          </table:table-cell>
          <table:table-cell office:value-type="string" calcext:value-type="string">
            <text:p>string &amp;tex, char a, char 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emplaza un caracter del string a por b</text:p>
          </table:table-cell>
          <table:table-cell office:value-type="string" calcext:value-type="string">
            <text:p>Para convertir los “,” de un string en “.” y así poder guardar los floa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ivo: menu.cp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Comentar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u</text:p>
          </table:table-cell>
          <table:table-cell table:number-columns-repeated="2" office:value-type="string" calcext:value-type="string">
            <text:p>NULL</text:p>
          </table:table-cell>
          <table:table-cell table:style-name="ce4" office:value-type="string" calcext:value-type="string">
            <text:p>Se pide al usuario el nombre de la franquicia, y tiene la bienvenida y despedida del programa</text:p>
          </table:table-cell>
          <table:table-cell office:value-type="string" calcext:value-type="string">
            <text:p>Es el primer método de todos en ejecuta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uPrincipal</text:p>
          </table:table-cell>
          <table:table-cell office:value-type="string" calcext:value-type="string">
            <text:p>Nodo*&amp; listaLocales, string franquic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estra la franquicia con todos los locales que se encuentran almacenados en los archivos de la carpeta datos. </text:p>
          </table:table-cell>
          <table:table-cell office:value-type="string" calcext:value-type="string">
            <text:p>Es el cuerpo del men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ambién nos pide que elijamos un ranking para mostrar o que salgamos del prog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uRankingFacYArtVend</text:p>
          </table:table-cell>
          <table:table-cell office:value-type="string" calcext:value-type="string">
            <text:p>Nodo*&amp; listaLocales, int opc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o el ranking por facturación o por articulos vendidos puede ser nacional o provincial, aca se elije su escal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ivo: ranking.cp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Comentario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 calcext:value-type="string">
            <text:p>listaProv</text:p>
          </table:table-cell>
          <table:table-cell table:style-name="ce3" office:value-type="string" calcext:value-type="string">
            <text:p>Nodo *&amp;lista</text:p>
          </table:table-cell>
          <table:table-cell table:style-name="ce3" office:value-type="string" calcext:value-type="string">
            <text:p>vector&lt;string&gt;</text:p>
          </table:table-cell>
          <table:table-cell table:style-name="ce3" office:value-type="string" calcext:value-type="string">
            <text:p>El vector va a almacenar las provincias que tengan locales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rankingAllProvFA</text:p>
          </table:table-cell>
          <table:table-cell office:value-type="string" calcext:value-type="string">
            <text:p>Nodo *&amp;lista, vector&lt;string&gt; prov, int op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ea varios ranking a nivel provincial, un raking por cada provincia (el ranking puede ser por facturación o articulos vendido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ingProvFA</text:p>
          </table:table-cell>
          <table:table-cell office:value-type="string" calcext:value-type="string">
            <text:p>Nodo *&amp;lista, string provincia, int opc</text:p>
          </table:table-cell>
          <table:table-cell office:value-type="string" calcext:value-type="string">
            <text:p>Nodo*</text:p>
          </table:table-cell>
          <table:table-cell office:value-type="string" calcext:value-type="string">
            <text:p>Crea un ranking con los locales de una provincia (el ranking puede ser por facturación o articulos vendido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ingNacFA</text:p>
          </table:table-cell>
          <table:table-cell office:value-type="string" calcext:value-type="string">
            <text:p>Nodo *&amp;lista, int opc</text:p>
          </table:table-cell>
          <table:table-cell office:value-type="string" calcext:value-type="string">
            <text:p>Nodo*</text:p>
          </table:table-cell>
          <table:table-cell office:value-type="string" calcext:value-type="string">
            <text:p>Crea un ranking con los locales a nivel nacional (el ranking puede ser por facturación o articulos vendido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ingRendimento</text:p>
          </table:table-cell>
          <table:table-cell office:value-type="string" calcext:value-type="string">
            <text:p>Nodo *&amp;list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ea un ranking con las casas matrices en base a su rendimi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lesXMatriz</text:p>
          </table:table-cell>
          <table:table-cell office:value-type="string" calcext:value-type="string">
            <text:p>Nodo *&amp;lista</text:p>
          </table:table-cell>
          <table:table-cell office:value-type="string" calcext:value-type="string">
            <text:p>Nodo*</text:p>
          </table:table-cell>
          <table:table-cell office:value-type="string" calcext:value-type="string">
            <text:p>Agrupa locales por matri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aMatriz</text:p>
          </table:table-cell>
          <table:table-cell office:value-type="string" calcext:value-type="string">
            <text:p>Nodo *&amp;lista</text:p>
          </table:table-cell>
          <table:table-cell office:value-type="string" calcext:value-type="string">
            <text:p>vector&lt;int&gt;</text:p>
          </table:table-cell>
          <table:table-cell office:value-type="string" calcext:value-type="string">
            <text:p>Separa las casas matrices de la li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nMatrizRendimiento</text:p>
          </table:table-cell>
          <table:table-cell office:value-type="string" calcext:value-type="string">
            <text:p>Nodo*&amp; lista, vector&lt;int&gt;&amp; matri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rdena el ranking de casas matrices por rendimi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dimiento</text:p>
          </table:table-cell>
          <table:table-cell office:value-type="string" calcext:value-type="string">
            <text:p>Nodo*&amp; lista, int matri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alcula rendimiento de las casas matri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rarRankingRendimiento</text:p>
          </table:table-cell>
          <table:table-cell office:value-type="string" calcext:value-type="string">
            <text:p>Nodo* lista, vector&lt;int&gt;&amp; matri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estra en pantalla el ranking (ya sea por facturación, articulos vendidos o rendimiento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ivo: listaLocal.cp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Comentar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arLista</text:p>
          </table:table-cell>
          <table:table-cell office:value-type="string" calcext:value-type="string">
            <text:p>Nodo *&amp;lista, Local *dat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rve para crear las listas de cada provin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XCasaMatriz</text:p>
          </table:table-cell>
          <table:table-cell office:value-type="string" calcext:value-type="string">
            <text:p>Nodo *&amp;lista, Local *loc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 hace listas agrupadas por la casa matri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XFact</text:p>
          </table:table-cell>
          <table:table-cell office:value-type="string" calcext:value-type="string">
            <text:p>Nodo *&amp;lista, Local *loc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 hace listas agrupadas por la facturació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ertXArt</text:p>
          </table:table-cell>
          <table:table-cell office:value-type="string" calcext:value-type="string">
            <text:p>Nodo *&amp;lista, Local *loc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 hace listas agrupadas por los articulos vendi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rarLista</text:p>
          </table:table-cell>
          <table:table-cell office:value-type="string" calcext:value-type="string">
            <text:p>Nodo *&amp;lista, int op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corre toda la lista para mostrar cada local uno por u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rarLocal</text:p>
          </table:table-cell>
          <table:table-cell office:value-type="string" calcext:value-type="string">
            <text:p>Local *loc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estra el local y sus atributos en panta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rarTotal</text:p>
          </table:table-cell>
          <table:table-cell office:value-type="string" calcext:value-type="string">
            <text:p>Nodo *&amp;lista, int op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estra total de facturación o total de articulos vendidos, según lo que haya elegido el usuario</text:p>
          </table:table-cell>
          <table:table-cell office:value-type="string" calcext:value-type="string">
            <text:p>Sirve tanto para ranking provincial como ranking nacional. No muestra nada cuando se hace ranking por rendimient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5:46:30.8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5T20:12:44.717000000</meta:creation-date>
    <dc:date>2020-10-27T16:04:33.113000000</dc:date>
    <meta:editing-duration>PT1H59M34S</meta:editing-duration>
    <meta:editing-cycles>11</meta:editing-cycles>
    <meta:generator>LibreOffice/6.4.4.2$Windows_X86_64 LibreOffice_project/3d775be2011f3886db32dfd395a6a6d1ca2630ff</meta:generator>
    <meta:document-statistic meta:table-count="1" meta:cell-count="131" meta:object-count="0"/>
  </office:meta>
</office:document-meta>
</file>